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F4000002D1909C77D4FF88AFB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552cm" svg:height="8.274cm" svg:x="0.248cm" svg:y="0.266cm">
          <draw:image xlink:href="Pictures/10000201000004F4000002D1909C77D4FF88AF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16T19:43:02.917245000</dc:date>
    <meta:editing-duration>PT2M51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